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53" table:default-cell-style-name="Default"/>
        <table:table-row table:style-name="ro1">
          <table:table-cell office:value-type="string">
            <text:p>keyAdded</text:p>
          </table:table-cell>
          <table:table-cell table:number-columns-repeated="52"/>
        </table:table-row>
        <table:table-row table:style-name="ro1"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table:number-columns-repeated="44"/>
          <table:table-cell office:value-type="string">
            <text:p>ai_weight</text:p>
          </table:table-cell>
          <table:table-cell office:value-type="string">
            <text:p>species_potential_ad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antarctic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pc_mushroom_habitability</text:p>
          </table:table-cell>
          <table:table-cell office:value-type="string">
            <text:p>pc_graveyard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weight</text:p>
          </table:table-cell>
          <table:table-cell office:value-type="string">
            <text:p>exists</text:p>
          </table:table-cell>
          <table:table-cell office:value-type="string">
            <text:p>this</text:p>
          </table:table-cell>
        </table:table-row>
        <table:table-row table:style-name="ro1">
          <table:table-cell table:number-columns-repeated="52"/>
          <table:table-cell office:value-type="string">
            <text:p>has_global_flag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table:number-columns-repeated="33" office:value-type="string">
            <text:p>0.01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6</text:p>
          </table:table-cell>
          <table:table-cell table:number-columns-repeated="2"/>
          <table:table-cell table:number-columns-repeated="7" office:value-type="string">
            <text:p>0.6</text:p>
          </table:table-cell>
          <table:table-cell office:value-type="string">
            <text:p>0.8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5"/>
          <table:table-cell office:value-type="string">
            <text:p>1.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6"/>
          <table:table-cell office:value-type="string">
            <text:p>1.0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7"/>
          <table:table-cell office:value-type="string">
            <text:p>1.0</text:p>
          </table:table-cell>
          <table:table-cell table:number-columns-repeated="7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8"/>
          <table:table-cell office:value-type="string">
            <text:p>1.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3" office:value-type="string">
            <text:p>0.30</text:p>
          </table:table-cell>
          <table:table-cell office:value-type="string">
            <text:p>0.2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mushroom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0"/>
          <table:table-cell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graveyard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1"/>
          <table:table-cell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8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planetary_diversity_active</text:p>
          </table:table-cell>
        </table:table-row>
        <table:table-row table:style-name="ro1"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antarctic_preference</text:p>
          </table:table-cell>
          <table:table-cell office:value-type="string">
            <text:p>"gfx/interface/icons/traits/trait_pc_ant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1.0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1.0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office:value-type="string">
            <text:p>#delete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floating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2"/>
          <table:table-cell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crystal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3"/>
          <table:table-cell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tidallylocked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4"/>
          <table:table-cell office:value-type="string">
            <text:p>1.0</text:p>
          </table:table-cell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/>
          <table:table-cell table:number-columns-repeated="3"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1"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/>
          <table:table-cell table:number-columns-repeated="3"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7-06-2018</text:date>, <text:time>21:3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6-07T21:37:34.90</dc:date>
    <dc:creator>Alexandre Madeira</dc:creator>
    <meta:editing-duration>PT1H4M27S</meta:editing-duration>
    <meta:editing-cycles>4</meta:editing-cycles>
    <meta:document-statistic meta:table-count="1" meta:cell-count="1513" meta:object-count="0"/>
  </office:meta>
</office:document-meta>
</file>